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66cc" draw:fill-color="#729fcf" draw:opacity="40%" draw:textarea-horizontal-align="justify" draw:textarea-vertical-align="middle" draw:auto-grow-height="false" fo:min-height="4.38cm" fo:min-width="10.426cm" draw:shadow-opacity="40%"/>
    </style:style>
    <style:style style:name="gr2" style:family="graphic" style:parent-style-name="standard">
      <style:graphic-properties svg:stroke-color="#0066cc" draw:fill-color="#729fcf" draw:opacity="40%" draw:textarea-horizontal-align="justify" draw:textarea-vertical-align="middle" draw:auto-grow-height="false" fo:min-height="2.124cm" fo:min-width="5.798cm" draw:shadow-opacity="40%"/>
    </style:style>
    <style:style style:name="gr3" style:family="graphic" style:parent-style-name="standard">
      <style:graphic-properties draw:stroke="none" svg:stroke-color="#000000" draw:fill="none" draw:fill-color="#ffffff" draw:auto-grow-height="true" draw:auto-grow-width="false" fo:max-height="0cm" fo:min-height="0.712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solid" draw:fill-color="#3465a4" draw:opacity="50%" draw:textarea-horizontal-align="center" draw:textarea-vertical-align="middle" draw:shadow="hidden" draw:shadow-offset-x="0.1cm" draw:shadow-offset-y="0.1cm" draw:shadow-color="#c0c0c0" draw:shadow-opacity="50%"/>
    </style:style>
    <style:style style:name="gr6" style:family="graphic" style:parent-style-name="standard">
      <style:graphic-properties draw:fill="solid" draw:fill-color="#3465a4" draw:opacity="50%" draw:textarea-horizontal-align="left" draw:textarea-vertical-align="middle" draw:shadow="hidden" draw:shadow-offset-x="0.1cm" draw:shadow-offset-y="0.1cm" draw:shadow-color="#c0c0c0" draw:shadow-opacity="50%"/>
    </style:style>
    <style:style style:name="gr7" style:family="graphic" style:parent-style-name="standard">
      <style:graphic-properties svg:stroke-color="#000000" draw:marker-end="Arrow" draw:marker-end-width="0.2cm" draw:textarea-horizontal-align="center" draw:textarea-vertical-align="middle" draw:shadow="hidden" draw:shadow-offset-x="0.1cm" draw:shadow-offset-y="0.1cm" draw:shadow-color="#c0c0c0"/>
    </style:style>
    <style:style style:name="gr8" style:family="graphic" style:parent-style-name="standard">
      <style:graphic-properties svg:stroke-color="#0066cc" draw:fill-color="#729fcf" draw:opacity="40%" draw:textarea-horizontal-align="justify" draw:textarea-vertical-align="middle" draw:auto-grow-height="false" fo:min-height="2.528cm" fo:min-width="1.816cm" draw:shadow-opacity="40%"/>
    </style:style>
    <style:style style:name="gr9" style:family="graphic" style:parent-style-name="standard">
      <style:graphic-properties svg:stroke-color="#000000" draw:fill-color="#ffffff" draw:textarea-horizontal-align="justify" draw:textarea-vertical-align="middle" draw:auto-grow-height="false" fo:min-height="0.464cm" fo:min-width="0.938cm" fo:wrap-option="no-wrap" draw:shadow="visible" draw:shadow-offset-x="0.1cm" draw:shadow-offset-y="0.1cm"/>
    </style:style>
    <style:style style:name="gr10" style:family="graphic" style:parent-style-name="standard">
      <style:graphic-properties draw:stroke="none" svg:stroke-color="#000000" draw:fill="none" draw:fill-color="#ffffff" draw:auto-grow-height="true" draw:auto-grow-width="false" fo:max-height="0cm" fo:min-height="1.025cm"/>
    </style:style>
    <style:style style:name="P1" style:family="paragraph">
      <loext:graphic-properties draw:fill-color="#729fcf" draw:opacity="40%"/>
      <style:paragraph-properties fo:text-align="center"/>
    </style:style>
    <style:style style:name="P2" style:family="paragraph">
      <loext:graphic-properties draw:fill="none" draw:fill-color="#ffffff"/>
      <style:text-properties fo:color="#0066cc"/>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solid" draw:fill-color="#3465a4" draw:opacity="50%"/>
      <style:paragraph-properties fo:text-align="center"/>
      <style:text-properties fo:font-size="6pt" style:font-size-asian="6pt" style:font-size-complex="6pt"/>
    </style:style>
    <style:style style:name="P6" style:family="paragraph">
      <loext:graphic-properties draw:fill="solid" draw:fill-color="#3465a4" draw:opacity="50%"/>
      <style:paragraph-properties fo:text-align="start"/>
      <style:text-properties fo:font-size="8pt" style:font-size-asian="8pt" style:font-size-complex="8pt"/>
    </style:style>
    <style:style style:name="P7" style:family="paragraph">
      <loext:graphic-properties draw:fill="solid" draw:fill-color="#3465a4" draw:opacity="50%"/>
      <style:paragraph-properties fo:text-align="center"/>
      <style:text-properties fo:font-size="8pt" style:font-size-asian="8pt" style:font-size-complex="8pt"/>
    </style:style>
    <style:style style:name="P8" style:family="paragraph">
      <loext:graphic-properties draw:fill-color="#ffffff"/>
      <style:paragraph-properties fo:text-align="center"/>
      <style:text-properties fo:font-size="11pt" style:font-size-asian="11pt" style:font-size-complex="11pt"/>
    </style:style>
    <style:style style:name="P9" style:family="paragraph">
      <loext:graphic-properties draw:fill="none" draw:fill-color="#ffffff"/>
      <style:text-properties fo:color="#0066cc" fo:font-size="13pt" style:font-size-asian="13pt" style:font-size-complex="13pt"/>
    </style:style>
    <style:style style:name="T1" style:family="text">
      <style:text-properties fo:color="#0066cc"/>
    </style:style>
    <style:style style:name="T2" style:family="text">
      <style:text-properties fo:font-size="6pt" style:font-size-asian="6pt" style:font-size-complex="6pt"/>
    </style:style>
    <style:style style:name="T3" style:family="text">
      <style:text-properties fo:font-size="11pt" style:font-size-asian="11pt" style:font-size-complex="11pt"/>
    </style:style>
    <style:style style:name="T4" style:family="text">
      <style:text-properties fo:color="#0066cc"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11.8cm" svg:height="5cm" svg:x="0.2cm" svg:y="0.2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1" xml:id="id2" draw:id="id2" draw:layer="layout" svg:width="6.8cm" svg:height="2.562cm" svg:x="2.4cm" svg:y="1.23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3" draw:text-style-name="P2" draw:layer="layout" svg:width="5cm" svg:height="0.962cm" svg:x="0.5cm" svg:y="0.2cm">
            <draw:text-box>
              <text:p><text:span text:style-name="T1">Pepper</text:span></text:p>
            </draw:text-box>
          </draw:frame>
          <draw:frame draw:style-name="gr3" draw:text-style-name="P2" draw:layer="layout" svg:width="5cm" svg:height="0.962cm" svg:x="2.6cm" svg:y="1.238cm">
            <draw:text-box>
              <text:p><text:span text:style-name="T1">Salt</text:span></text:p>
            </draw:text-box>
          </draw:frame>
          <draw:connector draw:style-name="gr4" draw:text-style-name="P3" draw:layer="layout" draw:type="line" svg:x1="1.75cm" svg:y1="4.4cm" svg:x2="5.8cm" svg:y2="3.8cm" draw:start-shape="id1" draw:start-glue-point="4" draw:end-shape="id2" draw:end-glue-point="6" svg:d="M1750 4400l4050-600" svg:viewBox="0 0 4051 601">
            <text:p/>
          </draw:connector>
          <draw:connector draw:style-name="gr4" draw:text-style-name="P3" draw:layer="layout" draw:type="line" svg:x1="10.05cm" svg:y1="4.4cm" svg:x2="5.8cm" svg:y2="3.8cm" draw:start-shape="id3" draw:start-glue-point="0" draw:end-shape="id2" draw:end-glue-point="6" svg:d="M10050 4400l-4250-600" svg:viewBox="0 0 4251 601">
            <text:p/>
          </draw:connector>
          <draw:connector draw:style-name="gr4" draw:text-style-name="P3" draw:layer="layout" draw:type="line" svg:x1="7.25cm" svg:y1="4.4cm" svg:x2="5.8cm" svg:y2="3.8cm" draw:start-shape="id4" draw:start-glue-point="0" draw:end-shape="id2" draw:end-glue-point="6" svg:d="M7250 4400l-1450-600" svg:viewBox="0 0 1451 601">
            <text:p/>
          </draw:connector>
          <draw:connector draw:style-name="gr4" draw:text-style-name="P3" draw:layer="layout" draw:type="line" svg:x1="4.45cm" svg:y1="4.4cm" svg:x2="5.8cm" svg:y2="3.8cm" draw:start-shape="id5" draw:start-glue-point="0" draw:end-shape="id2" draw:end-glue-point="6" svg:d="M4450 4400l1350-600" svg:viewBox="0 0 1351 601">
            <text:p/>
          </draw:connector>
          <draw:g>
            <draw:g xml:id="id6" draw:id="id6">
              <draw:rect draw:style-name="gr5" draw:text-style-name="P5" draw:layer="layout" svg:width="1.114cm" svg:height="0.167cm" svg:x="5.269cm" svg:y="1.717cm">
                <text:p text:style-name="P4"><text:span text:style-name="T2">SGraph</text:span></text:p>
              </draw:rect>
              <draw:rect draw:style-name="gr6" draw:text-style-name="P6" draw:layer="layout" svg:width="1.114cm" svg:height="0.335cm" svg:x="5.269cm" svg:y="1.884cm">
                <text:p/>
              </draw:rect>
              <draw:rect draw:style-name="gr6" draw:text-style-name="P7" draw:layer="layout" svg:width="1.114cm" svg:height="0.167cm" svg:x="5.269cm" svg:y="2.219cm">
                <text:p/>
              </draw:rect>
            </draw:g>
            <draw:connector draw:style-name="gr7" draw:text-style-name="P4" draw:layer="layout" draw:type="line" svg:x1="5.826cm" svg:y1="2.386cm" svg:x2="5.009cm" svg:y2="2.831cm" draw:start-shape="id6" draw:start-glue-point="2" draw:end-shape="id7" draw:end-glue-point="0" svg:d="M5826 2386l-817 445" svg:viewBox="0 0 818 446">
              <text:p/>
            </draw:connector>
            <draw:connector draw:style-name="gr7" draw:text-style-name="P4" draw:layer="layout" draw:type="line" svg:x1="5.826cm" svg:y1="2.386cm" svg:x2="6.643cm" svg:y2="2.831cm" draw:start-shape="id6" draw:start-glue-point="2" draw:end-shape="id8" draw:end-glue-point="0" svg:d="M5826 2386l817 445" svg:viewBox="0 0 818 446">
              <text:p/>
            </draw:connector>
            <draw:g xml:id="id8" draw:id="id8">
              <draw:rect draw:style-name="gr5" draw:text-style-name="P5" draw:layer="layout" svg:width="1.114cm" svg:height="0.168cm" svg:x="6.086cm" svg:y="2.831cm">
                <text:p text:style-name="P4"><text:span text:style-name="T2">SRelation</text:span></text:p>
              </draw:rect>
              <draw:rect draw:style-name="gr6" draw:text-style-name="P6" draw:layer="layout" svg:width="1.114cm" svg:height="0.334cm" svg:x="6.086cm" svg:y="2.999cm">
                <text:p/>
              </draw:rect>
              <draw:rect draw:style-name="gr6" draw:text-style-name="P7" draw:layer="layout" svg:width="1.114cm" svg:height="0.167cm" svg:x="6.086cm" svg:y="3.333cm">
                <text:p/>
              </draw:rect>
            </draw:g>
            <draw:g xml:id="id7" draw:id="id7">
              <draw:rect draw:style-name="gr5" draw:text-style-name="P5" draw:layer="layout" svg:width="1.114cm" svg:height="0.168cm" svg:x="4.452cm" svg:y="2.831cm">
                <text:p text:style-name="P4"><text:span text:style-name="T2">SNode</text:span></text:p>
              </draw:rect>
              <draw:rect draw:style-name="gr6" draw:text-style-name="P6" draw:layer="layout" svg:width="1.114cm" svg:height="0.334cm" svg:x="4.452cm" svg:y="2.999cm">
                <text:p/>
              </draw:rect>
              <draw:rect draw:style-name="gr6" draw:text-style-name="P7" draw:layer="layout" svg:width="1.114cm" svg:height="0.167cm" svg:x="4.452cm" svg:y="3.333cm">
                <text:p/>
              </draw:rect>
            </draw:g>
          </draw:g>
          <draw:g>
            <draw:custom-shape draw:style-name="gr8" draw:text-style-name="P1" xml:id="id1" draw:id="id1" draw:layer="layout" svg:width="2.5cm" svg:height="3cm" svg:x="0.5cm" svg:y="4.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8" draw:layer="layout" svg:width="2.2cm" svg:height="1.1cm" svg:x="0.6cm" svg:y="6cm">
              <text:p text:style-name="P4"><text:span text:style-name="T3">TigerXM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 draw:text-style-name="P9" draw:layer="layout" svg:width="2cm" svg:height="1.275cm" svg:x="0.5cm" svg:y="4.5cm">
              <draw:text-box>
                <text:p><text:span text:style-name="T4">Pepper module</text:span></text:p>
              </draw:text-box>
            </draw:frame>
          </draw:g>
          <draw:g xml:id="id5" draw:id="id5">
            <draw:custom-shape draw:style-name="gr8" draw:text-style-name="P1" draw:layer="layout" svg:width="2.5cm" svg:height="3cm" svg:x="3.2cm" svg:y="4.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8" draw:layer="layout" svg:width="2.2cm" svg:height="1.1cm" svg:x="3.3cm" svg:y="6cm">
              <text:p text:style-name="P4"><text:span text:style-name="T3">PAULA</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 draw:text-style-name="P9" draw:layer="layout" svg:width="2cm" svg:height="1.275cm" svg:x="3.2cm" svg:y="4.5cm">
              <draw:text-box>
                <text:p><text:span text:style-name="T4">Pepper module</text:span></text:p>
              </draw:text-box>
            </draw:frame>
          </draw:g>
          <draw:g xml:id="id4" draw:id="id4">
            <draw:custom-shape draw:style-name="gr8" draw:text-style-name="P1" draw:layer="layout" svg:width="2.5cm" svg:height="3cm" svg:x="6cm" svg:y="4.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8" draw:layer="layout" svg:width="2.2cm" svg:height="1.1cm" svg:x="6.1cm" svg:y="6cm">
              <text:p text:style-name="P4"><text:span text:style-name="T3">ANNI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 draw:text-style-name="P9" draw:layer="layout" svg:width="2cm" svg:height="1.275cm" svg:x="6cm" svg:y="4.5cm">
              <draw:text-box>
                <text:p><text:span text:style-name="T4">Pepper module</text:span></text:p>
              </draw:text-box>
            </draw:frame>
          </draw:g>
          <draw:g xml:id="id3" draw:id="id3">
            <draw:custom-shape draw:style-name="gr8" draw:text-style-name="P1" draw:layer="layout" svg:width="2.5cm" svg:height="3cm" svg:x="8.8cm" svg:y="4.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8" draw:layer="layout" svg:width="2.2cm" svg:height="1.1cm" svg:x="8.9cm" svg:y="6cm">
              <text:p text:style-name="P4"><text:span text:style-name="T3">...</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 draw:text-style-name="P9" draw:layer="layout" svg:width="2cm" svg:height="1.275cm" svg:x="8.8cm" svg:y="4.5cm">
              <draw:text-box>
                <text:p><text:span text:style-name="T4">Pepper module</text:span></text:p>
              </draw:text-box>
            </draw:frame>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Linear_20_Weiß_2f_Gelb" draw:display-name="Linear Weiß/Gelb" draw:style="linear" draw:start-color="#ffff99" draw:end-color="#ffffff" draw:start-intensity="100%" draw:end-intensity="100%" draw:angle="450" draw:border="30%"/>
    <draw:gradient draw:name="Tango_20_Green" draw:display-name="Tango Green" draw:style="linear" draw:start-color="#8ae234" draw:end-color="#4e9a06"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2.2cm" fo:page-height="7.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lorian Zipser</meta:initial-creator>
    <meta:creation-date>2015-09-14T21:49:54.140270849</meta:creation-date>
    <dc:date>2015-09-14T22:56:48.885413015</dc:date>
    <dc:creator>Florian Zipser</dc:creator>
    <meta:editing-duration>PT6M23S</meta:editing-duration>
    <meta:editing-cycles>2</meta:editing-cycles>
    <meta:generator>LibreOffice/4.4.2.2$Linux_X86_64 LibreOffice_project/40m0$Build-2</meta:generator>
    <meta:document-statistic meta:object-count="40"/>
  </office:meta>
</office:document-meta>
</file>